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443B1765523BD568AF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81cm, 0cm)" draw:image-opacity="50%" style:mirror="none"/>
    </style:style>
    <style:style style:name="gr2" style:family="graphic" style:parent-style-name="standard">
      <style:graphic-properties draw:stroke="none" draw:fill="none" draw:fill-color="#ffffff" fo:min-height="12.15cm" style:protect="position siz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loext:opacity="100%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loext:opacity="100%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loext:opacity="100%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loext:opacity="100%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loext:opacity="100%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loext:opacity="100%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02cm" svg:height="15.75cm" svg:x="0cm" svg:y="0cm">
          <draw:image xlink:href="Pictures/10000000000005DC00000443B1765523BD568AF9.jpg" xlink:type="simple" xlink:show="embed" xlink:actuate="onLoad" draw:mime-type="image/jpeg">
            <text:p/>
          </draw:image>
        </draw:frame>
        <draw:frame draw:style-name="gr2" draw:text-style-name="P6" draw:layer="layout" svg:width="25.382cm" svg:height="12.4cm" svg:x="1.309cm" svg:y="2.697cm">
          <draw:text-box>
            <text:p text:style-name="P2"><text:span text:style-name="T1">La crucifixión </text:span><text:span text:style-name="T1"><text:line-break/></text:span><text:span text:style-name="T1">y resurrección de Jesús</text:span></text:p>
            <text:p text:style-name="P2"><text:span text:style-name="T2">(Marcos 15.1–16.7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1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2-08T14:10:56.846000000</meta:creation-date>
    <dc:date>2023-03-30T10:39:26.593000000</dc:date>
    <meta:editing-duration>PT13M3S</meta:editing-duration>
    <meta:editing-cycles>16</meta:editing-cycles>
    <meta:generator>LibreOffice/7.1.1.2$Windows_X86_64 LibreOffice_project/fe0b08f4af1bacafe4c7ecc87ce55bb426164676</meta:generator>
    <meta:document-statistic meta:object-count="2"/>
  </office:meta>
</office:document-meta>
</file>